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lumns" style:family="table">
      <style:table-properties style:width="16.034cm" fo:margin-left="0.46cm" fo:margin-right="0.506cm" table:align="margins"/>
    </style:style>
    <style:style style:name="Columns.A" style:family="table-column">
      <style:table-column-properties style:column-width="0.714cm" style:rel-column-width="2919*"/>
    </style:style>
    <style:style style:name="Columns.B" style:family="table-column">
      <style:table-column-properties style:column-width="2.223cm" style:rel-column-width="9084*"/>
    </style:style>
    <style:style style:name="Columns.C" style:family="table-column">
      <style:table-column-properties style:column-width="13.097cm" style:rel-column-width="53532*"/>
    </style:style>
    <style:style style:name="Columns.A1" style:family="table-cell" style:data-style-name="N0">
      <style:table-cell-properties fo:padding="0.097cm" fo:border-left="0.002cm solid #000000" fo:border-right="none" fo:border-top="0.002cm solid #000000" fo:border-bottom="0.002cm solid #000000"/>
    </style:style>
    <style:style style:name="Columns.B1" style:family="table-cell">
      <style:table-cell-properties fo:padding="0.097cm" fo:border-left="0.002cm solid #000000" fo:border-right="none" fo:border-top="0.002cm solid #000000" fo:border-bottom="0.002cm solid #000000"/>
    </style:style>
    <style:style style:name="Columns.C1" style:family="table-cell">
      <style:table-cell-properties fo:padding="0.097cm" fo:border="0.002cm solid #000000"/>
    </style:style>
    <style:style style:name="Columns.A2" style:family="table-cell" style:data-style-name="N0">
      <style:table-cell-properties fo:padding="0.097cm" fo:border-left="0.002cm solid #000000" fo:border-right="none" fo:border-top="none" fo:border-bottom="0.002cm solid #000000"/>
    </style:style>
    <style:style style:name="Columns.B2" style:family="table-cell">
      <style:table-cell-properties fo:padding="0.097cm" fo:border-left="0.002cm solid #000000" fo:border-right="none" fo:border-top="none" fo:border-bottom="0.002cm solid #000000"/>
    </style:style>
    <style:style style:name="Column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P2" style:family="paragraph" style:parent-style-name="Footer">
      <style:text-properties fo:color="#808080" fo:font-size="8pt" style:font-size-asian="8pt" style:font-size-complex="8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Courier New"/>
    </style:style>
    <style:style style:name="P5" style:family="paragraph" style:parent-style-name="Standard">
      <style:paragraph-properties fo:text-align="justify" style:justify-single-word="false"/>
      <style:text-properties style:font-name="Courier New" fo:font-size="12pt" style:font-size-asian="12pt" style:font-size-complex="12pt"/>
    </style:style>
    <style:style style:name="P6" style:family="paragraph" style:parent-style-name="Standard">
      <style:paragraph-properties fo:text-align="justify" style:justify-single-word="false"/>
      <style:text-properties style:font-name="Times New Roman"/>
    </style:style>
    <style:style style:name="P7" style:family="paragraph" style:parent-style-name="Standard">
      <style:paragraph-properties fo:text-align="justify" style:justify-single-word="false"/>
      <style:text-properties fo:font-size="11pt" style:font-size-asian="11pt" style:font-size-complex="11pt"/>
    </style:style>
    <style:style style:name="P8"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9" style:family="paragraph" style:parent-style-name="Text_20_body">
      <style:paragraph-properties fo:text-align="justify" style:justify-single-word="false"/>
    </style:style>
    <style:style style:name="P10" style:family="paragraph" style:parent-style-name="Text_20_body">
      <style:text-properties style:font-name="Courier New"/>
    </style:style>
    <style:style style:name="P11" style:family="paragraph" style:parent-style-name="Text_20_body">
      <style:text-properties style:font-name="Times New Roman"/>
    </style:style>
    <style:style style:name="P12" style:family="paragraph" style:parent-style-name="Text_20_body">
      <style:paragraph-properties fo:text-align="start" style:justify-single-word="false"/>
      <style:text-properties style:font-name="Times New Roman"/>
    </style:style>
    <style:style style:name="P13" style:family="paragraph" style:parent-style-name="Text_20_body">
      <style:text-properties fo:font-style="normal" style:font-style-asian="normal" style:font-style-complex="normal"/>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style:font-name="Courier New"/>
    </style:style>
    <style:style style:name="P17" style:family="paragraph" style:parent-style-name="Text_20_body">
      <style:text-properties style:font-name="Times New Roman"/>
    </style:style>
    <style:style style:name="P18" style:family="paragraph" style:parent-style-name="Text_20_body">
      <style:paragraph-properties fo:text-align="start" style:justify-single-word="false"/>
      <style:text-properties style:font-name="Times New Roman"/>
    </style:style>
    <style:style style:name="P19" style:family="paragraph" style:parent-style-name="Text_20_body">
      <style:text-properties style:font-name="Times New Roman"/>
    </style:style>
    <style:style style:name="P20" style:family="paragraph" style:parent-style-name="Text_20_body">
      <style:paragraph-properties fo:text-align="start" style:justify-single-word="false" fo:break-before="page"/>
      <style:text-properties style:font-name="Times New Roman"/>
    </style:style>
    <style:style style:name="P21" style:family="paragraph" style:parent-style-name="Heading_20_1">
      <style:paragraph-properties fo:text-align="justify" style:justify-single-word="false"/>
    </style:style>
    <style:style style:name="P22" style:family="paragraph" style:parent-style-name="Heading_20_1">
      <style:paragraph-properties fo:break-before="page"/>
    </style:style>
    <style:style style:name="P23" style:family="paragraph" style:parent-style-name="Heading_20_1">
      <style:paragraph-properties fo:text-align="justify" style:justify-single-word="false" fo:break-before="page"/>
    </style:style>
    <style:style style:name="P24" style:family="paragraph" style:parent-style-name="Heading_20_2">
      <style:paragraph-properties fo:break-before="page"/>
    </style:style>
    <style:style style:name="P25" style:family="paragraph" style:parent-style-name="Heading_20_2">
      <style:paragraph-properties fo:text-align="justify" style:justify-single-word="false" fo:break-before="page"/>
    </style:style>
    <style:style style:name="P26" style:family="paragraph" style:parent-style-name="Heading_20_3">
      <style:text-properties style:font-name="Times New Roman"/>
    </style:style>
    <style:style style:name="P27" style:family="paragraph">
      <style:text-properties style:font-name="Courier New" fo:font-size="10pt" style:font-size-asian="10pt" style:font-name-complex="Courier New" style:font-size-complex="10pt"/>
    </style:style>
    <style:style style:name="T1" style:family="text">
      <style:text-properties style:font-name="Courier New"/>
    </style:style>
    <style:style style:name="T2" style:family="text">
      <style:text-properties style:font-name="Times New Roman"/>
    </style:style>
    <style:style style:name="T3" style:family="text">
      <style:text-properties fo:font-style="italic" style:font-style-asian="italic" style:font-style-complex="italic"/>
    </style:style>
    <style:style style:name="T4" style:family="text">
      <style:text-properties style:font-name="Courier New"/>
    </style:style>
    <style:style style:name="T5" style:family="text">
      <style:text-properties style:font-name="Courier New" fo:font-style="italic" style:font-style-asian="italic" style:font-style-complex="italic"/>
    </style:style>
    <style:style style:name="T6" style:family="text">
      <style:text-properties style:font-name="Courier New" fo:font-size="10pt" style:font-size-asian="10pt" style:font-name-complex="Courier New"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gr1" style:family="graphic">
      <style:graphic-properties draw:stroke="none" svg:stroke-color="#000000" draw:fill="none" draw:fill-color="#ffffff" fo:min-height="3.2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8">CoNLLModules</text:p>
      <text:p text:style-name="P8">- the manual -</text:p>
      <text:p text:style-name="P3"/>
      <text:h text:style-name="P21" text:outline-level="1">Foreword</text:h>
      <text:p text:style-name="P9">The OSGi-bundle CoNLLModules contains two Pepper-modules: the CoNLLImporter to convert from CoNLL to Salt, and the CoNLLExporter to convert from Salt to CoNLL.</text:p>
      <text:h text:style-name="Heading_20_1" text:outline-level="1">Pepper Workflow Description</text:h>
      <text:p text:style-name="P9">To use one of the CoNLLModules you can declare them inside the Pepper workflow description inside the part of the import or the export phase. The CoNLLImporter can be declared via its name:</text:p>
      <text:p text:style-name="P4"/>
      <text:p text:style-name="P5">&lt;importerParams moduleName="CoNLLImporter" sourcePath="..."/&gt;</text:p>
      <text:p text:style-name="P7"/>
      <text:p text:style-name="P3">or via the format description of the corpus to import: </text:p>
      <text:p text:style-name="P3"/>
      <text:p text:style-name="P4">&lt;importerParams <text:tab/>formatName="CoNLL" <text:tab/><text:tab/><text:tab/><text:tab/><text:tab/><text:tab/><text:tab/><text:tab/><text:tab/><text:tab/><text:tab/><text:tab/><text:tab/><text:tab/><text:tab/><text:tab/><text:tab/><text:tab/><text:tab/><text:tab/><text:tab/><text:tab/><text:tab/><text:tab/><text:tab/>formatVersion="1.0"</text:p>
      <text:p text:style-name="P4"><text:tab/><text:tab/><text:tab/><text:tab/><text:tab/><text:tab/><text:tab/><text:tab/><text:tab/>sourcePath="..."/&gt;</text:p>
      <text:p text:style-name="P4"/>
      <text:p text:style-name="P6">The same holds for the CoNLLExporter:</text:p>
      <text:p text:style-name="P4"/>
      <text:p text:style-name="P4">&lt;exporterParams moduleName="CoNLLExporter" sourcePath="..."/&gt;</text:p>
      <text:p text:style-name="P3"/>
      <text:p text:style-name="P3">or via the format description of the corpus to import: </text:p>
      <text:p text:style-name="P3"/>
      <text:p text:style-name="P4">&lt;exporterParams <text:tab/>formatName="CoNLL" <text:tab/><text:tab/><text:tab/><text:tab/><text:tab/><text:tab/><text:tab/><text:tab/><text:tab/><text:tab/><text:tab/><text:tab/><text:tab/><text:tab/><text:tab/><text:tab/><text:tab/><text:tab/><text:tab/><text:tab/><text:tab/><text:tab/><text:tab/><text:tab/><text:tab/>formatVersion="1.0"</text:p>
      <text:p text:style-name="P4"><text:tab/><text:tab/><text:tab/><text:tab/><text:tab/><text:tab/><text:tab/><text:tab/><text:tab/>sourcePath="..."/&gt;</text:p>
      <text:h text:style-name="P21" text:outline-level="1"/>
      <text:h text:style-name="P23" text:outline-level="1">CoNLLImporter</text:h>
      <text:h text:style-name="Heading_20_2" text:outline-level="2">Input File</text:h>
      <text:p text:style-name="P9">A CoNLL file as defined <text:a xlink:type="simple" xlink:href="http://ilk.uvt.nl/conll/">here</text:a> contains one tab separated row per token. Each row contains exactly 10 columns. No blank characters are allowed. Sentences are separated by an empty row. The columns are the following:</text:p>
      <text:p text:style-name="P9"/>
      <table:table table:name="Columns" table:style-name="Columns">
        <table:table-column table:style-name="Columns.A"/>
        <table:table-column table:style-name="Columns.B"/>
        <table:table-column table:style-name="Columns.C"/>
        <table:table-row>
          <table:table-cell table:style-name="Columns.A1" office:value-type="float" office:value="1">
            <text:p text:style-name="P15">1</text:p>
          </table:table-cell>
          <table:table-cell table:style-name="Columns.B1" office:value-type="string">
            <text:p text:style-name="P15">ID</text:p>
          </table:table-cell>
          <table:table-cell table:style-name="Columns.C1" office:value-type="string">
            <text:p text:style-name="P14">The number of the token in the current sentence, starting with 1</text:p>
          </table:table-cell>
        </table:table-row>
        <table:table-row>
          <table:table-cell table:style-name="Columns.A2" office:value-type="float" office:value="2">
            <text:p text:style-name="P15">2</text:p>
          </table:table-cell>
          <table:table-cell table:style-name="Columns.B2" office:value-type="string">
            <text:p text:style-name="P15">FORM</text:p>
          </table:table-cell>
          <table:table-cell table:style-name="Columns.C2" office:value-type="string">
            <text:p text:style-name="P14">The form of the token</text:p>
          </table:table-cell>
        </table:table-row>
        <table:table-row>
          <table:table-cell table:style-name="Columns.A2" office:value-type="float" office:value="3">
            <text:p text:style-name="P15">3</text:p>
          </table:table-cell>
          <table:table-cell table:style-name="Columns.B2" office:value-type="string">
            <text:p text:style-name="P15">LEMMA</text:p>
          </table:table-cell>
          <table:table-cell table:style-name="Columns.C2" office:value-type="string">
            <text:p text:style-name="P14">The lemma of the token</text:p>
          </table:table-cell>
        </table:table-row>
        <table:table-row>
          <table:table-cell table:style-name="Columns.A2" office:value-type="float" office:value="4">
            <text:p text:style-name="P15">4</text:p>
          </table:table-cell>
          <table:table-cell table:style-name="Columns.B2" office:value-type="string">
            <text:p text:style-name="P15">CPOSTAG</text:p>
          </table:table-cell>
          <table:table-cell table:style-name="Columns.C2" office:value-type="string">
            <text:p text:style-name="P14">Coarse-grained part-of-speech tag</text:p>
          </table:table-cell>
        </table:table-row>
        <table:table-row>
          <table:table-cell table:style-name="Columns.A2" office:value-type="float" office:value="5">
            <text:p text:style-name="P15">5</text:p>
          </table:table-cell>
          <table:table-cell table:style-name="Columns.B2" office:value-type="string">
            <text:p text:style-name="P15">POSTAG</text:p>
          </table:table-cell>
          <table:table-cell table:style-name="Columns.C2" office:value-type="string">
            <text:p text:style-name="P14">Fine-grained part-of-speech tag</text:p>
          </table:table-cell>
        </table:table-row>
        <table:table-row>
          <table:table-cell table:style-name="Columns.A2" office:value-type="float" office:value="6">
            <text:p text:style-name="P15">6</text:p>
          </table:table-cell>
          <table:table-cell table:style-name="Columns.B2" office:value-type="string">
            <text:p text:style-name="P15">FEATS</text:p>
          </table:table-cell>
          <table:table-cell table:style-name="Columns.C2" office:value-type="string">
            <text:p text:style-name="P14">Syntactic/morphological features, separated by pipe "|"</text:p>
          </table:table-cell>
        </table:table-row>
        <table:table-row>
          <table:table-cell table:style-name="Columns.A2" office:value-type="float" office:value="7">
            <text:p text:style-name="P15">7</text:p>
          </table:table-cell>
          <table:table-cell table:style-name="Columns.B2" office:value-type="string">
            <text:p text:style-name="P15">HEAD</text:p>
          </table:table-cell>
          <table:table-cell table:style-name="Columns.C2" office:value-type="string">
            <text:p text:style-name="P14">The head of the token: an ID or 0 for none</text:p>
          </table:table-cell>
        </table:table-row>
        <table:table-row>
          <table:table-cell table:style-name="Columns.A2" office:value-type="float" office:value="8">
            <text:p text:style-name="P15">8</text:p>
          </table:table-cell>
          <table:table-cell table:style-name="Columns.B2" office:value-type="string">
            <text:p text:style-name="P15">DEPREL</text:p>
          </table:table-cell>
          <table:table-cell table:style-name="Columns.C2" office:value-type="string">
            <text:p text:style-name="P14">Dependeny relation to HEAD</text:p>
          </table:table-cell>
        </table:table-row>
        <table:table-row>
          <table:table-cell table:style-name="Columns.A2" office:value-type="float" office:value="9">
            <text:p text:style-name="P15">9</text:p>
          </table:table-cell>
          <table:table-cell table:style-name="Columns.B2" office:value-type="string">
            <text:p text:style-name="P15">PHEAD</text:p>
          </table:table-cell>
          <table:table-cell table:style-name="Columns.C2" office:value-type="string">
            <text:p text:style-name="P14">The projective head of the token: an ID or 0 for none</text:p>
          </table:table-cell>
        </table:table-row>
        <table:table-row>
          <table:table-cell table:style-name="Columns.A2" office:value-type="float" office:value="10">
            <text:p text:style-name="P15">10</text:p>
          </table:table-cell>
          <table:table-cell table:style-name="Columns.B2" office:value-type="string">
            <text:p text:style-name="P15">PDEPREL</text:p>
          </table:table-cell>
          <table:table-cell table:style-name="Columns.C2" office:value-type="string">
            <text:p text:style-name="P14">Dependeny relation to PHEAD</text:p>
          </table:table-cell>
        </table:table-row>
      </table:table>
      <text:p text:style-name="P9"/>
      <text:p text:style-name="P9">Only fields 1, 2, 4, 5, 7 and 8 are guaranteed to contain non-dummy values. The other fields may contain an underscore as dummy value.</text:p>
      <text:p text:style-name="P9">The CoNLLImporter does not require the input files to satisfy all of these conditions strictly: only fields 1, 2 and 7 must not contain dummy values. Nevertheless, there will be warnings during the conversion if a value mandatory as to the first definition is missing.</text:p>
      <text:p text:style-name="P9"/>
      <text:p text:style-name="P9"><draw:frame draw:style-name="fr1" draw:name="Rahmen5" text:anchor-type="paragraph" svg:x="0.201cm" svg:y="0.27cm" svg:width="16.556cm" svg:height="3.891cm" draw:z-index="0"><draw:text-box><text:p text:style-name="Example"><draw:frame text:anchor-type="paragraph" draw:z-index="1" draw:style-name="gr1" draw:text-style-name="P27" svg:width="16.139cm" svg:height="3.202cm" svg:x="0.31cm" svg:y="0cm"><draw:text-box><text:p><text:span text:style-name="T6"/></text:p><text:p><text:span text:style-name="T6">1</text:span><text:span text:style-name="T6"><text:tab/></text:span><text:span text:style-name="T6">Cathy</text:span><text:span text:style-name="T6"><text:tab/></text:span><text:span text:style-name="T6">Cathy</text:span><text:span text:style-name="T6"><text:tab/></text:span><text:span text:style-name="T6"> N</text:span><text:span text:style-name="T6"><text:tab/></text:span><text:span text:style-name="T6">N</text:span><text:span text:style-name="T6"><text:tab/></text:span><text:span text:style-name="T6">eigen|ev|neut</text:span><text:span text:style-name="T6"><text:tab/></text:span><text:span text:style-name="T6"><text:tab/></text:span><text:span text:style-name="T6">2</text:span><text:span text:style-name="T6"><text:tab/></text:span><text:span text:style-name="T6">su</text:span><text:span text:style-name="T6"><text:tab/></text:span><text:span text:style-name="T6">_</text:span><text:span text:style-name="T6"><text:tab/></text:span><text:span text:style-name="T6">_</text:span></text:p><text:p><text:span text:style-name="T6">2</text:span><text:span text:style-name="T6"><text:tab/></text:span><text:span text:style-name="T6">zag</text:span><text:span text:style-name="T6"><text:tab/></text:span><text:span text:style-name="T6"><text:tab/></text:span><text:span text:style-name="T6">zie</text:span><text:span text:style-name="T6"><text:tab/></text:span><text:span text:style-name="T6"> V</text:span><text:span text:style-name="T6"><text:tab/></text:span><text:span text:style-name="T6">V</text:span><text:span text:style-name="T6"><text:tab/></text:span><text:span text:style-name="T6">trans|ovt|1of2of3|ev</text:span><text:span text:style-name="T6"><text:tab/></text:span><text:span text:style-name="T6">0</text:span><text:span text:style-name="T6"><text:tab/></text:span><text:span text:style-name="T6">ROOT</text:span><text:span text:style-name="T6"><text:tab/></text:span><text:span text:style-name="T6">_</text:span><text:span text:style-name="T6"><text:tab/></text:span><text:span text:style-name="T6">_</text:span></text:p><text:p><text:span text:style-name="T6">3</text:span><text:span text:style-name="T6"><text:tab/></text:span><text:span text:style-name="T6">hen</text:span><text:span text:style-name="T6"><text:tab/></text:span><text:span text:style-name="T6"><text:tab/></text:span><text:span text:style-name="T6">hen</text:span><text:span text:style-name="T6"><text:tab/></text:span><text:span text:style-name="T6"> Pron</text:span><text:span text:style-name="T6"><text:tab/></text:span><text:span text:style-name="T6">Pron</text:span><text:span text:style-name="T6"><text:tab/></text:span><text:span text:style-name="T6">per|3|mv|datofacc</text:span><text:span text:style-name="T6"><text:tab/></text:span><text:span text:style-name="T6"><text:tab/></text:span><text:span text:style-name="T6">2</text:span><text:span text:style-name="T6"><text:tab/></text:span><text:span text:style-name="T6">obj1</text:span><text:span text:style-name="T6"><text:tab/></text:span><text:span text:style-name="T6">_</text:span><text:span text:style-name="T6"><text:tab/></text:span><text:span text:style-name="T6">_</text:span></text:p><text:p><text:span text:style-name="T6">4</text:span><text:span text:style-name="T6"><text:tab/></text:span><text:span text:style-name="T6">wild</text:span><text:span text:style-name="T6"><text:tab/></text:span><text:span text:style-name="T6">wild</text:span><text:span text:style-name="T6"><text:tab/></text:span><text:span text:style-name="T6"> Adj</text:span><text:span text:style-name="T6"><text:tab/></text:span><text:span text:style-name="T6">Adj</text:span><text:span text:style-name="T6"><text:tab/></text:span><text:span text:style-name="T6">attr|stell|onverv</text:span><text:span text:style-name="T6"><text:tab/></text:span><text:span text:style-name="T6"><text:tab/></text:span><text:span text:style-name="T6">5</text:span><text:span text:style-name="T6"><text:tab/></text:span><text:span text:style-name="T6">mod</text:span><text:span text:style-name="T6"><text:tab/></text:span><text:span text:style-name="T6">_</text:span><text:span text:style-name="T6"><text:tab/></text:span><text:span text:style-name="T6">_</text:span></text:p><text:p><text:span text:style-name="T6">5</text:span><text:span text:style-name="T6"><text:tab/></text:span><text:span text:style-name="T6">zwaaien</text:span><text:span text:style-name="T6"><text:tab/></text:span><text:span text:style-name="T6">zwaai</text:span><text:span text:style-name="T6"><text:tab/></text:span><text:span text:style-name="T6"> N</text:span><text:span text:style-name="T6"><text:tab/></text:span><text:span text:style-name="T6">N</text:span><text:span text:style-name="T6"><text:tab/></text:span><text:span text:style-name="T6">soort|mv|neut</text:span><text:span text:style-name="T6"><text:tab/></text:span><text:span text:style-name="T6"><text:tab/></text:span><text:span text:style-name="T6">2</text:span><text:span text:style-name="T6"><text:tab/></text:span><text:span text:style-name="T6">vc</text:span><text:span text:style-name="T6"><text:tab/></text:span><text:span text:style-name="T6">_</text:span><text:span text:style-name="T6"><text:tab/></text:span><text:span text:style-name="T6">_</text:span></text:p><text:p><text:span text:style-name="T6">6</text:span><text:span text:style-name="T6"><text:tab/></text:span><text:span text:style-name="T6">.</text:span><text:span text:style-name="T6"><text:tab/></text:span><text:span text:style-name="T6"><text:tab/></text:span><text:span text:style-name="T6">.</text:span><text:span text:style-name="T6"><text:tab/></text:span><text:span text:style-name="T6"> Punc</text:span><text:span text:style-name="T6"><text:tab/></text:span><text:span text:style-name="T6">Punc</text:span><text:span text:style-name="T6"><text:tab/></text:span><text:span text:style-name="T6">punt</text:span><text:span text:style-name="T6"><text:tab/></text:span><text:span text:style-name="T6"><text:tab/></text:span><text:span text:style-name="T6"><text:tab/></text:span><text:span text:style-name="T6"><text:tab/></text:span><text:span text:style-name="T6">5</text:span><text:span text:style-name="T6"><text:tab/></text:span><text:span text:style-name="T6">punct</text:span><text:span text:style-name="T6"><text:tab/></text:span><text:span text:style-name="T6">_</text:span><text:span text:style-name="T6"><text:tab/></text:span><text:span text:style-name="T6">_</text:span></text:p></draw:text-box></draw:frame>Example <text:sequence text:ref-name="refExample0" text:name="Example" text:formula="ooow:Example+1" style:num-format="1">1</text:sequence>: sample input file content</text:p></draw:text-box></draw:frame></text:p>
      <text:h text:style-name="P24" text:outline-level="2">Mapping From CoNLL To Salt</text:h>
      <text:h text:style-name="Heading_20_3" text:outline-level="3">Document</text:h>
      <text:h text:style-name="Heading_20_3" text:outline-level="3">Tokens</text:h>
      <text:h text:style-name="Heading_20_3" text:outline-level="3">Spans</text:h>
      <text:p text:style-name="P9"/>
      <text:h text:style-name="P22" text:outline-level="1">CoNLLExporter</text:h>
      <text:p text:style-name="P13">An Exporter for CoNLL is not yet implemented.</text:p>
      <text:h text:style-name="P25" text:outline-level="2"><text:bookmark text:name="__RefHeading__218_5628671441"/>Properties<text:bookmark-end text:name="__RefHeading__218_5628671441"/></text:h>
      <text:h text:style-name="Heading_20_3" text:outline-level="3">File</text:h>
      <text:p text:style-name="P9">A property file is used to set certain options for the conversion process. Since all options have default settings, this file is not mandatory.</text:p>
      <text:p text:style-name="P9">A property file has to be given as a special parameter and needs to be conform to a <text:a xlink:type="simple" xlink:href="http://en.wikipedia.org/wiki/.properties">java poperty file</text:a>. </text:p>
      <text:p text:style-name="P9">To use a property file, you have to expand the Pepper workflow description via the xml attribute <text:span text:style-name="T1">specialParams</text:span> as shown here:</text:p>
      <text:p text:style-name="P4"><text:tab/>&lt;importerParams ... specialParams="PROP_FILE"/&gt;</text:p>
      <text:p text:style-name="P9">or for the exporter:</text:p>
      <text:p text:style-name="P4"><text:tab/>&lt;exporterParams ... specialParams="PROP_FILE"/&gt;</text:p>
      <text:p text:style-name="P6"/>
      <text:p text:style-name="P9">Note that the file has to be conform to the <text:a xlink:type="simple" xlink:href="http://en.wikipedia.org/wiki/URI">URI</text:a> notation. On a local file system, this means adding the prefix <text:span text:style-name="T1">file:/</text:span><text:span text:style-name="T2"> to the filepath. </text:span><text:span text:style-name="T2">The declaration of a property file is the same when using the format description for identifying the Pepper module.</text:span></text:p>
      <text:p text:style-name="P6"/>
      <text:h text:style-name="P26" text:outline-level="3">Attributes</text:h>
      <text:p text:style-name="P10"/>
      <text:p text:style-name="P10"><text:tab/>conll.SPOS=<text:span text:style-name="T3">FIELD(,ALTERNATIVEFIELD)</text:span></text:p>
      <text:p text:style-name="P11"><text:tab/><text:tab/>Allowed values<text:tab/><text:span text:style-name="T1">POSTAG CPOSTAG NONE</text:span></text:p>
      <text:p text:style-name="P11"><text:tab/><text:tab/>default value<text:tab/><text:tab/><text:span text:style-name="T1">POSTAG</text:span></text:p>
      <text:p text:style-name="P12"><text:tab/><text:tab/>States which CoNLL field´s data to use for the SPOSAnnotation of salt tokens, or, if <text:span text:style-name="T1">FIELD</text:span> <text:tab/><text:tab/><text:tab/>is <text:span text:style-name="T1">NONE</text:span>, not to create SPOSAnnotations at all. If the field designated by <text:span text:style-name="T1">FIELD</text:span> contains <text:tab/><text:tab/><text:tab/><text:tab/>no data, <text:span text:style-name="T1">ALTERNATIVEFIELD</text:span> (if given), is used. If that field contains no data, no <text:tab/><text:tab/><text:tab/><text:tab/><text:tab/><text:tab/>SPOSAnnotation is created for the particular salt token. The default value for this attribute is <text:tab/><text:tab/><text:tab/><text:span text:style-name="T1">POSTAG</text:span>.</text:p>
      <text:p text:style-name="P10"/>
      <text:p text:style-name="P10"><text:tab/>conll.SLEMMA=<text:span text:style-name="T3">FIELD</text:span></text:p>
      <text:p text:style-name="P11"><text:tab/><text:tab/>Allowed values<text:tab/><text:span text:style-name="T1">LEMMA NONE</text:span></text:p>
      <text:p text:style-name="P11"><text:tab/><text:tab/>default value<text:tab/><text:tab/><text:span text:style-name="T1">LEMMA</text:span></text:p>
      <text:p text:style-name="P12"><text:tab/><text:tab/>States which CoNLL field´s data to use for the SLemmaAnnotation of salt tokens, or, if <text:tab/><text:tab/><text:tab/><text:tab/><text:tab/><text:span text:style-name="T1">FIELD</text:span> is <text:span text:style-name="T1">NONE</text:span>, not to create SLemmaAnnotations at all. If the field designated by <text:span text:style-name="T1">FIELD</text:span> <text:tab/><text:tab/><text:tab/>contains no data, no SLemmaAnnotation is created for the particular salt token. The default <text:tab/><text:tab/><text:tab/>value for this attribute is <text:span text:style-name="T1">LEMMA</text:span>.</text:p>
      <text:p text:style-name="P12"><text:tab/></text:p>
      <text:p text:style-name="P12"/>
      <text:p text:style-name="P20"><text:tab/><text:span text:style-name="T1">conll.considerProjectivity=</text:span><text:span text:style-name="T5">VALUE</text:span></text:p>
      <text:p text:style-name="P11"><text:tab/><text:tab/>Allowed values<text:tab/><text:span text:style-name="T1">TRUE FALSE</text:span></text:p>
      <text:p text:style-name="P11"><text:tab/><text:tab/>default value<text:tab/><text:tab/><text:span text:style-name="T1">TRUE</text:span></text:p>
      <text:p text:style-name="P12"><text:tab/><text:tab/>States whether to create a salt pointing relation from projective head of tokens to the <text:tab/><text:tab/><text:tab/><text:tab/><text:tab/><text:tab/>dependent.</text:p>
      <text:p text:style-name="P10"><text:tab/><text:tab/></text:p>
      <text:p text:style-name="P10"><text:tab/>conll.projectiveMode=<text:span text:style-name="T3">VALUE</text:span></text:p>
      <text:p text:style-name="P11"><text:tab/><text:tab/>Allowed values<text:tab/><text:span text:style-name="T1">TYPE </text:span><text:span text:style-name="T1">NAMESPACE</text:span></text:p>
      <text:p text:style-name="P11"><text:tab/><text:tab/>default value<text:tab/><text:tab/><text:span text:style-name="T1">TYPE</text:span></text:p>
      <text:p text:style-name="P12"><text:tab/><text:tab/>If <text:span text:style-name="T1">conll.considerProjectivity=TRUE</text:span>, this property sets the SType of the pointing <text:tab/><text:tab/><text:tab/>relation. if <text:span text:style-name="T1">VALUE</text:span> is <text:span text:style-name="T1">TYPE</text:span>, that SType will be "prodep". If <text:span text:style-name="T1">VALUE</text:span> is <text:span text:style-name="T1">NAMESPACE</text:span>, that <text:tab/><text:tab/><text:tab/><text:tab/>SType will be "dep", and the annotation´s namespace will be "projective".</text:p>
      <text:p text:style-name="P10"/>
      <text:p text:style-name="P10"/>
      <text:h text:style-name="Heading_20_3" text:outline-level="3">Properties concerning the FEATS field</text:h>
      <text:p text:style-name="P11">The number and name of a token´s features are dependent on it´s part-of-speech tag. The handling of the FEATS value can be defined for each part-of-spech tag, for example</text:p>
      <text:p text:style-name="P10"><text:tab/>conll.field6.POSTAG.NN=case|num|gen</text:p>
      <text:p text:style-name="P11">used on a token with the POS tag<text:span text:style-name="T1"> NN </text:span>with the feature value</text:p>
      <text:p text:style-name="P11"><text:tab/><text:span text:style-name="T1">nom|sg|fem</text:span></text:p>
      <text:p text:style-name="P11">will result in three annotations on the token: case=nom, num=sg and gen=fem.</text:p>
      <text:p text:style-name="P11">Such a declaration can be made for each part-of-speech tag used in the data, and either for <text:span text:style-name="T1">POSTAG</text:span>, <text:span text:style-name="T1">CPOSTAG</text:span> or both. The POSTAG gets priority over the CPOSTAG.</text:p>
      <text:p text:style-name="P11">Any part-of-speech tag not defined in that manner will be processed with a default value:</text:p>
      <text:p text:style-name="P10"/>
      <text:p text:style-name="P10"><text:tab/>conll.field6.default=<text:span text:style-name="T3">VALUE1(|VALUE2(|VALUE3...))</text:span></text:p>
      <text:p text:style-name="P11"><text:tab/><text:tab/>Allowed values<text:tab/><text:span text:style-name="T3">any designator string</text:span></text:p>
      <text:p text:style-name="P11"><text:tab/><text:tab/>default value<text:tab/><text:tab/><text:span text:style-name="T1">morph</text:span></text:p>
      <text:p text:style-name="P12"><text:tab/><text:tab/></text:p>
      <text:p text:style-name="P10"><text:tab/></text:p>
      <text:p text:style-name="P10"><text:tab/></text:p>
      <text:p text:style-name="P10"><text:tab/></text:p>
      <text:p text:style-name="P10"><text:tab/></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xampl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MP2" style:family="paragraph" style:parent-style-name="Footer">
      <style:text-properties fo:color="#808080" fo:font-size="8pt" style:font-size-asian="8pt" style:font-size-complex="8pt"/>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2">Properties</text:chapter><text:tab/><text:tab/><text:page-number text:select-page="current">6</text:page-number></text:p>
      </style:header>
      <style:footer>
        <text:p text:style-name="MP2"><text:a xlink:type="simple" xlink:href="http://de.wikipedia.org/wiki/Portal:Wissenschaft">Wissenschaft</text:a> eMail: saltnpepper@lists.hu-berlin.de <text:tab/>homepage: https://korpling.german.hu-berlin.de/saltnpepper/<text:tab/>HUBerlin-IDSL/INRI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agorn </meta:initial-creator>
    <meta:creation-date>2010-08-25T10:30:47.58</meta:creation-date>
    <dc:date>2011-08-31T18:28:36.02</dc:date>
    <meta:editing-duration>P1DT8H28M19S</meta:editing-duration>
    <meta:editing-cycles>68</meta:editing-cycles>
    <meta:generator>OpenOffice.org/3.3$Win32 OpenOffice.org_project/330m20$Build-9567</meta:generator>
    <meta:document-statistic meta:table-count="1" meta:image-count="0" meta:object-count="0" meta:page-count="6" meta:paragraph-count="103" meta:word-count="763" meta:character-count="5139"/>
  </office:meta>
</office:document-meta>
</file>